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rsid="00117913" officeooo:paragraph-rsid="00117913"/>
    </style:style>
    <style:style style:name="P2" style:family="paragraph" style:parent-style-name="Standard">
      <style:paragraph-properties fo:text-align="center" style:justify-single-word="false"/>
      <style:text-properties officeooo:rsid="00117913" officeooo:paragraph-rsid="00117913"/>
    </style:style>
    <style:style style:name="P3" style:family="paragraph" style:parent-style-name="Standard">
      <style:paragraph-properties fo:text-align="start" style:justify-single-word="false"/>
      <style:text-properties officeooo:rsid="00117913" officeooo:paragraph-rsid="00117913"/>
    </style:style>
    <style:style style:name="T1" style:family="text">
      <style:text-properties officeooo:rsid="001378b6"/>
    </style:style>
    <style:style style:name="T2" style:family="text">
      <style:text-properties officeooo:rsid="001408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eg Pregulman</text:p>
      <text:p text:style-name="P1">EECS 678</text:p>
      <text:p text:style-name="P1">Project 1</text:p>
      <text:p text:style-name="P2">Quash</text:p>
      <text:p text:style-name="P2"/>
      <text:p text:style-name="P3"><text:tab/>The first thing I did for this project was check to see if the command needed to run in the background <text:span text:style-name="T2">(searched for the ampersand at the end and used a Boolean value)</text:span> and <text:span text:style-name="T1">if there are any jobs running in the background(search the jobList vector)</text:span>. <text:span text:style-name="T1">Then, I put the command into a string vector for parsing (put every string separated by whitespace into the vector). Next I check for a pipe or redirect symbol(similar to looking for the ampersand, but I go through the whole command and save the index). If the command is quit or exit, the program ends(exit command). Typing in HOME, PATH, and PWD prints out the current home directory, the path directories, and the current directory quash is in respectively(getenv works here). If the command begins with cd, it checks to see whether or not there are any arguments added to it(setenv for the PWD). If there are, it checks to see if the target directory is valid and moves there(makes sure the path exists). If not, it moves to the home directory(set PWD to HOME). If the command is jobs, then it prints the jobs that are currently running(go through the jobList). The set command modifies the HOME or PATH directories(setenv works here too). <text:s/>If none of these are the command, it checks to see if it needs to run the program in the background(check the Boolean mentioned earlier). If it does, it runs in the background and is added to the job list(execute if the file is found and put it in jobList). If it does not, it runs in the foreground immediately(just run execute and wait for it to end).</text:span></text:p>
      <text:p text:style-name="P3"><text:tab/><text:span text:style-name="T2">All testing was run by entering a few commands and seeing if they worked. Of note, there is no line that tells you where you are the way there is in bash because it didn't seem to work correctly when I added it to the top of the while loop. There are also a lot of miscellaneous “File not found” messages that I didn't want to remove since I wasn't sure if it would somehow break the code. Also, I didn't attempt any of the bonus features. In other words, it's not very readable. For the most part though, I'm fairly certain that everything 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y Pregulman</meta:initial-creator>
    <meta:creation-date>2014-03-25T22:45:14.850353083</meta:creation-date>
    <dc:date>2014-03-25T23:04:37.599775884</dc:date>
    <dc:creator>Gregory Pregulman</dc:creator>
    <meta:editing-duration>PT16M11S</meta:editing-duration>
    <meta:editing-cycles>4</meta:editing-cycles>
    <meta:generator>LibreOffice/4.1.5.3$Linux_X86_64 LibreOffice_project/410$Build-3</meta:generator>
    <meta:document-statistic meta:table-count="0" meta:image-count="0" meta:object-count="0" meta:page-count="1" meta:paragraph-count="6" meta:word-count="390" meta:character-count="2131" meta:non-whitespace-character-count="1744"/>
  </office:meta>
</office:document-meta>
</file>